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69696" style:text-align-source="fix" style:repeat-content="false" fo:border-left="none" fo:border-right="none" fo:border-top="0.06pt solid #90713a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69696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style-name="gr1" draw:text-style-name="P1" svg:width="15.999cm" svg:height="8.999cm" svg:x="9.34cm" svg:y="2.217cm">
            <draw:object draw:notify-on-update-of-ranges="Feuille1.A1:Feuille1.A1 Feuille1.A2:Feuille1.A20 Feuille1.B1:Feuille1.B1 Feuille1.B2:Feuille1.B20 Feuille1.C1:Feuille1.C1 Feuille1.C2:Feuille1.C20 Feuille1.D1:Feuille1.D1 Feuille1.D2:Feuille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Rayons</text:p>
          </table:table-cell>
          <table:table-cell table:style-name="ce1" office:value-type="string" calcext:value-type="string">
            <text:p>André</text:p>
          </table:table-cell>
          <table:table-cell table:style-name="ce1" office:value-type="string" calcext:value-type="string">
            <text:p>Berthe</text:p>
          </table:table-cell>
          <table:table-cell table:style-name="ce1" office:value-type="string" calcext:value-type="string">
            <text:p>Céline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Aventure</text:p>
          </table:table-cell>
          <table:table-cell office:value-type="float" office:value="456.7" calcext:value-type="float">
            <text:p>456,7</text:p>
          </table:table-cell>
          <table:table-cell office:value-type="float" office:value="3653.6" calcext:value-type="float">
            <text:p>3653,6</text:p>
          </table:table-cell>
          <table:table-cell office:value-type="float" office:value="456.7" calcext:value-type="float">
            <text:p>456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D.</text:p>
          </table:table-cell>
          <table:table-cell office:value-type="float" office:value="1001.4" calcext:value-type="float">
            <text:p>1001,4</text:p>
          </table:table-cell>
          <table:table-cell office:value-type="float" office:value="6676" calcext:value-type="float">
            <text:p>6676</text:p>
          </table:table-cell>
          <table:table-cell office:value-type="float" office:value="667.6" calcext:value-type="float">
            <text:p>667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ographie</text:p>
          </table:table-cell>
          <table:table-cell office:value-type="float" office:value="412.44" calcext:value-type="float">
            <text:p>412,44</text:p>
          </table:table-cell>
          <table:table-cell office:value-type="float" office:value="2356.8" calcext:value-type="float">
            <text:p>2356,8</text:p>
          </table:table-cell>
          <table:table-cell office:value-type="float" office:value="176.76" calcext:value-type="float">
            <text:p>176,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isine</text:p>
          </table:table-cell>
          <table:table-cell office:value-type="float" office:value="815.76" calcext:value-type="float">
            <text:p>815,76</text:p>
          </table:table-cell>
          <table:table-cell office:value-type="float" office:value="906.4" calcext:value-type="float">
            <text:p>906,4</text:p>
          </table:table-cell>
          <table:table-cell office:value-type="float" office:value="2809.84" calcext:value-type="float">
            <text:p>2809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ques</text:p>
          </table:table-cell>
          <table:table-cell office:value-type="float" office:value="768.02" calcext:value-type="float">
            <text:p>768,02</text:p>
          </table:table-cell>
          <table:table-cell office:value-type="float" office:value="698.2" calcext:value-type="float">
            <text:p>698,2</text:p>
          </table:table-cell>
          <table:table-cell office:value-type="float" office:value="2024.78" calcext:value-type="float">
            <text:p>2024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ais</text:p>
          </table:table-cell>
          <table:table-cell office:value-type="float" office:value="413.92" calcext:value-type="float">
            <text:p>413,92</text:p>
          </table:table-cell>
          <table:table-cell office:value-type="float" office:value="318.4" calcext:value-type="float">
            <text:p>318,4</text:p>
          </table:table-cell>
          <table:table-cell office:value-type="float" office:value="859.68" calcext:value-type="float">
            <text:p>859,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tasy</text:p>
          </table:table-cell>
          <table:table-cell office:value-type="float" office:value="1049.4" calcext:value-type="float">
            <text:p>1049,4</text:p>
          </table:table-cell>
          <table:table-cell office:value-type="float" office:value="699.6" calcext:value-type="float">
            <text:p>699,6</text:p>
          </table:table-cell>
          <table:table-cell office:value-type="float" office:value="1749" calcext:value-type="float">
            <text:p>1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ire</text:p>
          </table:table-cell>
          <table:table-cell office:value-type="float" office:value="2512.94" calcext:value-type="float">
            <text:p>2512,94</text:p>
          </table:table-cell>
          <table:table-cell office:value-type="float" office:value="1478.2" calcext:value-type="float">
            <text:p>1478,2</text:p>
          </table:table-cell>
          <table:table-cell office:value-type="float" office:value="3399.86" calcext:value-type="float">
            <text:p>3399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float" office:value="1561.42" calcext:value-type="float">
            <text:p>1561,42</text:p>
          </table:table-cell>
          <table:table-cell office:value-type="float" office:value="821.8" calcext:value-type="float">
            <text:p>821,8</text:p>
          </table:table-cell>
          <table:table-cell office:value-type="float" office:value="1725.78" calcext:value-type="float">
            <text:p>1725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unesse</text:p>
          </table:table-cell>
          <table:table-cell office:value-type="float" office:value="868.14" calcext:value-type="float">
            <text:p>868,14</text:p>
          </table:table-cell>
          <table:table-cell office:value-type="float" office:value="413.4" calcext:value-type="float">
            <text:p>413,4</text:p>
          </table:table-cell>
          <table:table-cell office:value-type="float" office:value="785.46" calcext:value-type="float">
            <text:p>785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ga</text:p>
          </table:table-cell>
          <table:table-cell office:value-type="float" office:value="3279.34" calcext:value-type="float">
            <text:p>3279,34</text:p>
          </table:table-cell>
          <table:table-cell office:value-type="float" office:value="1425.8" calcext:value-type="float">
            <text:p>1425,8</text:p>
          </table:table-cell>
          <table:table-cell office:value-type="float" office:value="2423.86" calcext:value-type="float">
            <text:p>2423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uvelles</text:p>
          </table:table-cell>
          <table:table-cell office:value-type="float" office:value="1548.5" calcext:value-type="float">
            <text:p>1548,5</text:p>
          </table:table-cell>
          <table:table-cell office:value-type="float" office:value="619.4" calcext:value-type="float">
            <text:p>619,4</text:p>
          </table:table-cell>
          <table:table-cell office:value-type="float" office:value="929.1" calcext:value-type="float">
            <text:p>929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ésie</text:p>
          </table:table-cell>
          <table:table-cell office:value-type="float" office:value="1087.02" calcext:value-type="float">
            <text:p>1087,02</text:p>
          </table:table-cell>
          <table:table-cell office:value-type="float" office:value="402.6" calcext:value-type="float">
            <text:p>402,6</text:p>
          </table:table-cell>
          <table:table-cell office:value-type="float" office:value="523.38" calcext:value-type="float">
            <text:p>523,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cier</text:p>
          </table:table-cell>
          <table:table-cell office:value-type="float" office:value="5472.3" calcext:value-type="float">
            <text:p>5472,3</text:p>
          </table:table-cell>
          <table:table-cell office:value-type="float" office:value="1887" calcext:value-type="float">
            <text:p>1887</text:p>
          </table:table-cell>
          <table:table-cell office:value-type="float" office:value="2075.7" calcext:value-type="float">
            <text:p>2075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ns</text:p>
          </table:table-cell>
          <table:table-cell office:value-type="float" office:value="3901.66" calcext:value-type="float">
            <text:p>3901,66</text:p>
          </table:table-cell>
          <table:table-cell office:value-type="float" office:value="1258.6" calcext:value-type="float">
            <text:p>1258,6</text:p>
          </table:table-cell>
          <table:table-cell office:value-type="float" office:value="1132.74" calcext:value-type="float">
            <text:p>1132,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.F.</text:p>
          </table:table-cell>
          <table:table-cell office:value-type="float" office:value="1205.82" calcext:value-type="float">
            <text:p>1205,82</text:p>
          </table:table-cell>
          <table:table-cell office:value-type="float" office:value="365.4" calcext:value-type="float">
            <text:p>365,4</text:p>
          </table:table-cell>
          <table:table-cell office:value-type="float" office:value="255.78" calcext:value-type="float">
            <text:p>255,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atre</text:p>
          </table:table-cell>
          <table:table-cell office:value-type="float" office:value="391.6" calcext:value-type="float">
            <text:p>391,6</text:p>
          </table:table-cell>
          <table:table-cell office:value-type="float" office:value="3054.48" calcext:value-type="float">
            <text:p>3054,48</text:p>
          </table:table-cell>
          <table:table-cell office:value-type="float" office:value="469.92" calcext:value-type="float">
            <text:p>469,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iller</text:p>
          </table:table-cell>
          <table:table-cell office:value-type="float" office:value="362.04" calcext:value-type="float">
            <text:p>362,04</text:p>
          </table:table-cell>
          <table:table-cell office:value-type="float" office:value="2353.26" calcext:value-type="float">
            <text:p>2353,26</text:p>
          </table:table-cell>
          <table:table-cell office:value-type="float" office:value="301.7" calcext:value-type="float">
            <text:p>30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ge</text:p>
          </table:table-cell>
          <table:table-cell office:value-type="float" office:value="688.52" calcext:value-type="float">
            <text:p>688,52</text:p>
          </table:table-cell>
          <table:table-cell office:value-type="float" office:value="3836.04" calcext:value-type="float">
            <text:p>3836,04</text:p>
          </table:table-cell>
          <table:table-cell office:value-type="float" office:value="393.44" calcext:value-type="float">
            <text:p>393,4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5:36:37.4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2-19T12:38:22</meta:creation-date>
    <dc:date>2024-01-22T15:37:49.843000000</dc:date>
    <meta:editing-duration>PT3M41S</meta:editing-duration>
    <meta:editing-cycles>5</meta:editing-cycles>
    <meta:generator>LibreOffice/7.5.4.2$Windows_X86_64 LibreOffice_project/36ccfdc35048b057fd9854c757a8b67ec53977b6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number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4cm" svg:y="3.703cm" style:legend-expansion="high" chart:style-name="ch2"/>
        <chart:plot-area chart:style-name="ch3" table:cell-range-address="Feuille1.A1:Feuille1.D20" chart:data-source-has-labels="both" svg:x="0.32cm" svg:y="0.18cm" svg:width="13.6cm" svg:height="8.64cm">
          <chart:coordinate-region svg:x="2.476cm" svg:y="0.18cm" svg:width="10.953cm" svg:height="7.993cm"/>
          <chart:axis chart:dimension="x" chart:name="primary-x" chart:style-name="ch4" chartooo:axis-type="auto">
            <chartooo:date-scale/>
            <chart:categories table:cell-range-address="Feuille1.A2:Feuille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20" chart:label-cell-address="Feuille1.B1:Feuille1.B1" chart:class="chart:bar">
            <chart:data-point chart:repeated="19"/>
          </chart:series>
          <chart:series chart:style-name="ch8" chart:values-cell-range-address="Feuille1.C2:Feuille1.C20" chart:label-cell-address="Feuille1.C1:Feuille1.C1" chart:class="chart:bar">
            <chart:data-point chart:repeated="19"/>
          </chart:series>
          <chart:series chart:style-name="ch9" chart:values-cell-range-address="Feuille1.D2:Feuille1.D20" chart:label-cell-address="Feuille1.D1:Feuille1.D1" chart:class="chart:ba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é</text:p>
                <draw:g>
                  <svg:desc>Feuille1.B1:Feuille1.B1</svg:desc>
                </draw:g>
              </table:table-cell>
              <table:table-cell office:value-type="string">
                <text:p>Berthe</text:p>
                <draw:g>
                  <svg:desc>Feuille1.C1:Feuille1.C1</svg:desc>
                </draw:g>
              </table:table-cell>
              <table:table-cell office:value-type="string">
                <text:p>Céline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nture</text:p>
                <draw:g>
                  <svg:desc>Feuille1.A2:Feuille1.A20</svg:desc>
                </draw:g>
              </table:table-cell>
              <table:table-cell office:value-type="float" office:value="456.7">
                <text:p>456.7</text:p>
                <draw:g>
                  <svg:desc>Feuille1.B2:Feuille1.B20</svg:desc>
                </draw:g>
              </table:table-cell>
              <table:table-cell office:value-type="float" office:value="3653.6">
                <text:p>3653.6</text:p>
                <draw:g>
                  <svg:desc>Feuille1.C2:Feuille1.C20</svg:desc>
                </draw:g>
              </table:table-cell>
              <table:table-cell office:value-type="float" office:value="456.7">
                <text:p>456.7</text:p>
                <draw:g>
                  <svg:desc>Feuille1.D2:Feuille1.D20</svg:desc>
                </draw:g>
              </table:table-cell>
            </table:table-row>
            <table:table-row>
              <table:table-cell office:value-type="string">
                <text:p>B.D.</text:p>
              </table:table-cell>
              <table:table-cell office:value-type="float" office:value="1001.4">
                <text:p>1001.4</text:p>
              </table:table-cell>
              <table:table-cell office:value-type="float" office:value="6676">
                <text:p>6676</text:p>
              </table:table-cell>
              <table:table-cell office:value-type="float" office:value="667.6">
                <text:p>667.6</text:p>
              </table:table-cell>
            </table:table-row>
            <table:table-row>
              <table:table-cell office:value-type="string">
                <text:p>Biographie</text:p>
              </table:table-cell>
              <table:table-cell office:value-type="float" office:value="412.44">
                <text:p>412.44</text:p>
              </table:table-cell>
              <table:table-cell office:value-type="float" office:value="2356.8">
                <text:p>2356.8</text:p>
              </table:table-cell>
              <table:table-cell office:value-type="float" office:value="176.76">
                <text:p>176.76</text:p>
              </table:table-cell>
            </table:table-row>
            <table:table-row>
              <table:table-cell office:value-type="string">
                <text:p>Cuisine</text:p>
              </table:table-cell>
              <table:table-cell office:value-type="float" office:value="815.76">
                <text:p>815.76</text:p>
              </table:table-cell>
              <table:table-cell office:value-type="float" office:value="906.4">
                <text:p>906.4</text:p>
              </table:table-cell>
              <table:table-cell office:value-type="float" office:value="2809.84">
                <text:p>2809.84</text:p>
              </table:table-cell>
            </table:table-row>
            <table:table-row>
              <table:table-cell office:value-type="string">
                <text:p>Classiques</text:p>
              </table:table-cell>
              <table:table-cell office:value-type="float" office:value="768.02">
                <text:p>768.02</text:p>
              </table:table-cell>
              <table:table-cell office:value-type="float" office:value="698.2">
                <text:p>698.2</text:p>
              </table:table-cell>
              <table:table-cell office:value-type="float" office:value="2024.78">
                <text:p>2024.78</text:p>
              </table:table-cell>
            </table:table-row>
            <table:table-row>
              <table:table-cell office:value-type="string">
                <text:p>Essais</text:p>
              </table:table-cell>
              <table:table-cell office:value-type="float" office:value="413.92">
                <text:p>413.92</text:p>
              </table:table-cell>
              <table:table-cell office:value-type="float" office:value="318.4">
                <text:p>318.4</text:p>
              </table:table-cell>
              <table:table-cell office:value-type="float" office:value="859.68">
                <text:p>859.68</text:p>
              </table:table-cell>
            </table:table-row>
            <table:table-row>
              <table:table-cell office:value-type="string">
                <text:p>Fantasy</text:p>
              </table:table-cell>
              <table:table-cell office:value-type="float" office:value="1049.4">
                <text:p>1049.4</text:p>
              </table:table-cell>
              <table:table-cell office:value-type="float" office:value="699.6">
                <text:p>699.6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Histoire</text:p>
              </table:table-cell>
              <table:table-cell office:value-type="float" office:value="2512.94">
                <text:p>2512.94</text:p>
              </table:table-cell>
              <table:table-cell office:value-type="float" office:value="1478.2">
                <text:p>1478.2</text:p>
              </table:table-cell>
              <table:table-cell office:value-type="float" office:value="3399.86">
                <text:p>3399.86</text:p>
              </table:table-cell>
            </table:table-row>
            <table:table-row>
              <table:table-cell office:value-type="string">
                <text:p>Informatique</text:p>
              </table:table-cell>
              <table:table-cell office:value-type="float" office:value="1561.42">
                <text:p>1561.42</text:p>
              </table:table-cell>
              <table:table-cell office:value-type="float" office:value="821.8">
                <text:p>821.8</text:p>
              </table:table-cell>
              <table:table-cell office:value-type="float" office:value="1725.78">
                <text:p>1725.78</text:p>
              </table:table-cell>
            </table:table-row>
            <table:table-row>
              <table:table-cell office:value-type="string">
                <text:p>Jeunesse</text:p>
              </table:table-cell>
              <table:table-cell office:value-type="float" office:value="868.14">
                <text:p>868.14</text:p>
              </table:table-cell>
              <table:table-cell office:value-type="float" office:value="413.4">
                <text:p>413.4</text:p>
              </table:table-cell>
              <table:table-cell office:value-type="float" office:value="785.46">
                <text:p>785.46</text:p>
              </table:table-cell>
            </table:table-row>
            <table:table-row>
              <table:table-cell office:value-type="string">
                <text:p>Manga</text:p>
              </table:table-cell>
              <table:table-cell office:value-type="float" office:value="3279.34">
                <text:p>3279.34</text:p>
              </table:table-cell>
              <table:table-cell office:value-type="float" office:value="1425.8">
                <text:p>1425.8</text:p>
              </table:table-cell>
              <table:table-cell office:value-type="float" office:value="2423.86">
                <text:p>2423.86</text:p>
              </table:table-cell>
            </table:table-row>
            <table:table-row>
              <table:table-cell office:value-type="string">
                <text:p>Nouvelles</text:p>
              </table:table-cell>
              <table:table-cell office:value-type="float" office:value="1548.5">
                <text:p>1548.5</text:p>
              </table:table-cell>
              <table:table-cell office:value-type="float" office:value="619.4">
                <text:p>619.4</text:p>
              </table:table-cell>
              <table:table-cell office:value-type="float" office:value="929.1">
                <text:p>929.1</text:p>
              </table:table-cell>
            </table:table-row>
            <table:table-row>
              <table:table-cell office:value-type="string">
                <text:p>Poésie</text:p>
              </table:table-cell>
              <table:table-cell office:value-type="float" office:value="1087.02">
                <text:p>1087.02</text:p>
              </table:table-cell>
              <table:table-cell office:value-type="float" office:value="402.6">
                <text:p>402.6</text:p>
              </table:table-cell>
              <table:table-cell office:value-type="float" office:value="523.38">
                <text:p>523.38</text:p>
              </table:table-cell>
            </table:table-row>
            <table:table-row>
              <table:table-cell office:value-type="string">
                <text:p>Policier</text:p>
              </table:table-cell>
              <table:table-cell office:value-type="float" office:value="5472.3">
                <text:p>5472.3</text:p>
              </table:table-cell>
              <table:table-cell office:value-type="float" office:value="1887">
                <text:p>1887</text:p>
              </table:table-cell>
              <table:table-cell office:value-type="float" office:value="2075.7">
                <text:p>2075.7</text:p>
              </table:table-cell>
            </table:table-row>
            <table:table-row>
              <table:table-cell office:value-type="string">
                <text:p>Romans</text:p>
              </table:table-cell>
              <table:table-cell office:value-type="float" office:value="3901.66">
                <text:p>3901.66</text:p>
              </table:table-cell>
              <table:table-cell office:value-type="float" office:value="1258.6">
                <text:p>1258.6</text:p>
              </table:table-cell>
              <table:table-cell office:value-type="float" office:value="1132.74">
                <text:p>1132.74</text:p>
              </table:table-cell>
            </table:table-row>
            <table:table-row>
              <table:table-cell office:value-type="string">
                <text:p>S.F.</text:p>
              </table:table-cell>
              <table:table-cell office:value-type="float" office:value="1205.82">
                <text:p>1205.82</text:p>
              </table:table-cell>
              <table:table-cell office:value-type="float" office:value="365.4">
                <text:p>365.4</text:p>
              </table:table-cell>
              <table:table-cell office:value-type="float" office:value="255.78">
                <text:p>255.78</text:p>
              </table:table-cell>
            </table:table-row>
            <table:table-row>
              <table:table-cell office:value-type="string">
                <text:p>Théatre</text:p>
              </table:table-cell>
              <table:table-cell office:value-type="float" office:value="391.6">
                <text:p>391.6</text:p>
              </table:table-cell>
              <table:table-cell office:value-type="float" office:value="3054.48">
                <text:p>3054.48</text:p>
              </table:table-cell>
              <table:table-cell office:value-type="float" office:value="469.92">
                <text:p>469.92</text:p>
              </table:table-cell>
            </table:table-row>
            <table:table-row>
              <table:table-cell office:value-type="string">
                <text:p>Thriller</text:p>
              </table:table-cell>
              <table:table-cell office:value-type="float" office:value="362.04">
                <text:p>362.04</text:p>
              </table:table-cell>
              <table:table-cell office:value-type="float" office:value="2353.26">
                <text:p>2353.26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Voyage</text:p>
              </table:table-cell>
              <table:table-cell office:value-type="float" office:value="688.52">
                <text:p>688.52</text:p>
              </table:table-cell>
              <table:table-cell office:value-type="float" office:value="3836.04">
                <text:p>3836.04</text:p>
              </table:table-cell>
              <table:table-cell office:value-type="float" office:value="393.44">
                <text:p>39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